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VICOLA VIRGEN DEL CISNE S.A.C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ECONOFLET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ROLLOS DE CINTAS ENGOMADA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TRU</text:span></text:p>
      <text:p text:style-name="P6"/>
      <text:p text:style-name="P6">Recojo: <text:span text:style-name="T3">MAGALY LOZAD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1T15:54:5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